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3" style:family="table">
      <style:table-properties style:width="16.302cm" fo:margin-left="-0.199cm" fo:margin-top="0cm" fo:margin-bottom="0cm" table:align="left" style:writing-mode="lr-tb"/>
    </style:style>
    <style:style style:name="Table3.A" style:family="table-column">
      <style:table-column-properties style:column-width="16.302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4" style:family="table">
      <style:table-properties style:width="16.302cm" fo:margin-left="-0.199cm" fo:margin-top="0cm" fo:margin-bottom="0cm" table:align="left" style:writing-mode="lr-tb"/>
    </style:style>
    <style:style style:name="Table4.A" style:family="table-column">
      <style:table-column-properties style:column-width="16.302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5" style:family="table">
      <style:table-properties style:width="16.302cm" fo:margin-left="-0.199cm" fo:margin-top="0cm" fo:margin-bottom="0cm" table:align="left" style:writing-mode="lr-tb"/>
    </style:style>
    <style:style style:name="Table5.A" style:family="table-column">
      <style:table-column-properties style:column-width="16.302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6" style:family="table">
      <style:table-properties style:width="16.302cm" fo:margin-left="-0.199cm" fo:margin-top="0cm" fo:margin-bottom="0cm" table:align="left" style:writing-mode="lr-tb"/>
    </style:style>
    <style:style style:name="Table6.A" style:family="table-column">
      <style:table-column-properties style:column-width="16.302cm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7" style:family="table">
      <style:table-properties style:width="16.302cm" fo:margin-left="-0.199cm" fo:margin-top="0cm" fo:margin-bottom="0cm" table:align="left" style:writing-mode="lr-tb"/>
    </style:style>
    <style:style style:name="Table7.A" style:family="table-column">
      <style:table-column-properties style:column-width="16.30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8" style:family="table">
      <style:table-properties style:width="16.193cm" fo:margin-left="-0.108cm" fo:margin-top="0cm" fo:margin-bottom="0cm" table:align="left" style:writing-mode="lr-tb"/>
    </style:style>
    <style:style style:name="Table8.A" style:family="table-column">
      <style:table-column-properties style:column-width="16.193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9" style:family="table">
      <style:table-properties style:width="16.193cm" fo:margin-left="-0.108cm" fo:margin-top="0cm" fo:margin-bottom="0cm" table:align="left" style:writing-mode="lr-tb"/>
    </style:style>
    <style:style style:name="Table9.A" style:family="table-column">
      <style:table-column-properties style:column-width="16.193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Table10" style:family="table">
      <style:table-properties style:width="16.302cm" fo:margin-left="-0.199cm" fo:margin-top="0cm" fo:margin-bottom="0cm" table:align="left" style:writing-mode="lr-tb"/>
    </style:style>
    <style:style style:name="Table10.A" style:family="table-column">
      <style:table-column-properties style:column-width="16.302cm"/>
    </style:style>
    <style:style style:name="Table10.1" style:family="table-row">
      <style:table-row-properties fo:keep-together="auto"/>
    </style:style>
    <style:style style:name="Table10.A1" style:family="table-cell">
      <style:table-cell-properties fo:background-color="#ffffff" fo:padding-left="0.191cm" fo:padding-right="0.191cm" fo:padding-top="0cm" fo:padding-bottom="0cm" fo:border="0.5pt solid #00000a">
        <style:background-image/>
      </style:table-cell-properties>
    </style:style>
    <style:style style:name="P1" style:family="paragraph" style:parent-style-name="Heading_20_2">
      <style:text-properties officeooo:paragraph-rsid="001cbdcc"/>
    </style:style>
    <style:style style:name="P2" style:family="paragraph" style:parent-style-name="Standard">
      <style:text-properties officeooo:paragraph-rsid="001cbdcc"/>
    </style:style>
    <style:style style:name="P3" style:family="paragraph" style:parent-style-name="Standard">
      <style:paragraph-properties fo:margin-top="0cm" fo:margin-bottom="0.353cm" style:contextual-spacing="false" fo:text-align="start" style:justify-single-word="false" fo:orphans="2" fo:widows="2" fo:hyphenation-ladder-count="no-limit" style:writing-mode="lr-tb"/>
      <style:text-properties officeooo:paragraph-rsid="001cbdcc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.353cm" style:contextual-spacing="false"/>
      <style:text-properties officeooo:paragraph-rsid="001cbdcc"/>
    </style:style>
    <style:style style:name="P5" style:family="paragraph" style:parent-style-name="List_20_Paragraph" style:list-style-name="WWNum4">
      <style:text-properties officeooo:paragraph-rsid="001cbdcc"/>
    </style:style>
    <style:style style:name="P6" style:family="paragraph" style:parent-style-name="List_20_Paragraph" style:list-style-name="WWNum6">
      <style:text-properties officeooo:paragraph-rsid="001cbdcc"/>
    </style:style>
    <style:style style:name="P7" style:family="paragraph" style:parent-style-name="List_20_Paragraph" style:list-style-name="WWNum5">
      <style:text-properties officeooo:paragraph-rsid="001cbdcc"/>
    </style:style>
    <style:style style:name="P8" style:family="paragraph" style:parent-style-name="List_20_Paragraph" style:list-style-name="WWNum7">
      <style:text-properties officeooo:paragraph-rsid="001cbdcc"/>
    </style:style>
    <style:style style:name="P9" style:family="paragraph" style:parent-style-name="List_20_Paragraph" style:list-style-name="WWNum8">
      <style:text-properties officeooo:paragraph-rsid="001cbdcc"/>
    </style:style>
    <style:style style:name="P10" style:family="paragraph" style:parent-style-name="List_20_Paragraph" style:list-style-name="WWNum4">
      <style:paragraph-properties fo:margin-top="0cm" fo:margin-bottom="0.353cm" style:contextual-spacing="true"/>
      <style:text-properties officeooo:paragraph-rsid="001cbdcc"/>
    </style:style>
    <style:style style:name="P11" style:family="paragraph" style:parent-style-name="List_20_Paragraph" style:list-style-name="WWNum6">
      <style:paragraph-properties fo:margin-top="0cm" fo:margin-bottom="0.353cm" style:contextual-spacing="true"/>
      <style:text-properties officeooo:paragraph-rsid="001cbdcc"/>
    </style:style>
    <style:style style:name="P12" style:family="paragraph" style:parent-style-name="List_20_Paragraph" style:list-style-name="WWNum7">
      <style:paragraph-properties fo:margin-top="0cm" fo:margin-bottom="0.353cm" style:contextual-spacing="true"/>
      <style:text-properties officeooo:paragraph-rsid="001cbdcc"/>
    </style:style>
    <style:style style:name="P13" style:family="paragraph" style:parent-style-name="List_20_Paragraph" style:list-style-name="WWNum8">
      <style:paragraph-properties fo:margin-top="0cm" fo:margin-bottom="0.353cm" style:contextual-spacing="true"/>
      <style:text-properties officeooo:paragraph-rsid="001cbdcc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cbd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h text:style-name="P1" text:outline-level="2"><text:span text:style-name="T2">U</text:span>se Cases</text:h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3"><text:span text:style-name="T1">Name: </text:span>Register a User</text:p>
          </table:table-cell>
        </table:table-row>
        <table:table-row table:style-name="Table3.1">
          <table:table-cell table:style-name="Table3.A1" office:value-type="string">
            <text:p text:style-name="P2"><text:span text:style-name="T1">Basic Course of Action:</text:span> </text:p>
            <text:list xml:id="list8873098763484838647" text:style-name="WWNum4">
              <text:list-item>
                <text:p text:style-name="P5">User connects to website</text:p>
              </text:list-item>
              <text:list-item>
                <text:p text:style-name="P5">User enters name and password</text:p>
              </text:list-item>
              <text:list-item>
                <text:p text:style-name="P5">User verifies password</text:p>
              </text:list-item>
              <text:list-item>
                <text:p text:style-name="P5">System validates input</text:p>
              </text:list-item>
              <text:list-item>
                <text:p text:style-name="P5">System checks if user already exists in database</text:p>
              </text:list-item>
              <text:list-item>
                <text:p text:style-name="P10">System saves user in database if data is valid and user does not already exist</text:p>
              </text:list-item>
            </text:list>
          </table:table-cell>
        </table:table-row>
      </table:table>
      <text:p text:style-name="P2"/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3"><text:span text:style-name="T1">Name: </text:span>Log in to App</text:p>
          </table:table-cell>
        </table:table-row>
        <table:table-row table:style-name="Table4.1">
          <table:table-cell table:style-name="Table4.A1" office:value-type="string">
            <text:p text:style-name="P2"><text:span text:style-name="T1">Basic Course of Action:</text:span> </text:p>
            <text:list xml:id="list143124622737944" text:continue-numbering="true" text:style-name="WWNum4">
              <text:list-item>
                <text:p text:style-name="P5">User opens app</text:p>
              </text:list-item>
              <text:list-item>
                <text:p text:style-name="P5">User inputs name and password</text:p>
              </text:list-item>
              <text:list-item>
                <text:p text:style-name="P5">System checks details against database</text:p>
              </text:list-item>
              <text:list-item>
                <text:p text:style-name="P5">If user exists and password is correct, system takes user to home screen</text:p>
              </text:list-item>
              <text:list-item>
                <text:p text:style-name="P10">If user does not exist or password is incorrect, the user is not authenticated and is given a message as to why not.</text:p>
              </text:list-item>
            </text:list>
          </table:table-cell>
        </table:table-row>
      </table:table>
      <text:p text:style-name="P2"/>
      <text:p text:style-name="P2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3"><text:span text:style-name="T1">Name: </text:span>Register a Sensor in App</text:p>
          </table:table-cell>
        </table:table-row>
        <table:table-row table:style-name="Table5.1">
          <table:table-cell table:style-name="Table5.A1" office:value-type="string">
            <text:p text:style-name="P2"><text:span text:style-name="T1">Basic Course of Action:</text:span> </text:p>
            <text:list xml:id="list143125937829238" text:continue-numbering="true" text:style-name="WWNum4">
              <text:list-item>
                <text:p text:style-name="P5">User powers on sensor</text:p>
              </text:list-item>
              <text:list-item>
                <text:p text:style-name="P5">User logs in to app</text:p>
              </text:list-item>
              <text:list-item>
                <text:p text:style-name="P5">User selects Register a Sensor</text:p>
              </text:list-item>
              <text:list-item>
                <text:p text:style-name="P5">System turns on phone's Bluetooth Connection</text:p>
              </text:list-item>
              <text:list-item>
                <text:p text:style-name="P5">System searches for sensor</text:p>
              </text:list-item>
              <text:list-item>
                <text:p text:style-name="P5">System asks user to confirm connecting to sensor</text:p>
              </text:list-item>
              <text:list-item>
                <text:p text:style-name="P5">If confirmed system connects to sensor</text:p>
              </text:list-item>
              <text:list-item>
                <text:p text:style-name="P5">User inputs name for sensor</text:p>
              </text:list-item>
              <text:list-item>
                <text:p text:style-name="P5">User selects save</text:p>
              </text:list-item>
              <text:list-item>
                <text:p text:style-name="P5">System posts sensor name to database</text:p>
              </text:list-item>
              <text:list-item>
                <text:p text:style-name="P10">Database saves sensor name &amp; associates user with sensor</text:p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3"><text:span text:style-name="T1">Name: </text:span>Add a Receiver in App</text:p>
          </table:table-cell>
        </table:table-row>
        <table:table-row table:style-name="Table6.1">
          <table:table-cell table:style-name="Table6.A1" office:value-type="string">
            <text:p text:style-name="P2"><text:span text:style-name="T1">Basic Course of Action:</text:span></text:p>
            <text:list xml:id="list7747181591782852352" text:style-name="WWNum6">
              <text:list-item>
                <text:p text:style-name="P6">User powers on a receiver</text:p>
              </text:list-item>
              <text:list-item>
                <text:p text:style-name="P6">User logs in to app</text:p>
              </text:list-item>
              <text:list-item>
                <text:p text:style-name="P6">User selects Register a Receiver</text:p>
              </text:list-item>
              <text:list-item>
                <text:p text:style-name="P6">System turns on phone's Bluetooth Connection</text:p>
              </text:list-item>
              <text:list-item>
                <text:p text:style-name="P6">System searches for receiver</text:p>
              </text:list-item>
              <text:list-item>
                <text:p text:style-name="P6">System ask user to confirm connecting to receiver</text:p>
              </text:list-item>
              <text:list-item>
                <text:p text:style-name="P6">System asks user to give receiver an ID</text:p>
              </text:list-item>
              <text:list-item>
                <text:p text:style-name="P11">System explains to user where the location of the sensors should be for Data Collection</text:p>
              </text:list-item>
            </text:list>
          </table:table-cell>
        </table:table-row>
      </table:table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><text:span text:style-name="T1">Name: </text:span>Set up system for Data Collection</text:p>
          </table:table-cell>
        </table:table-row>
        <table:table-row table:style-name="Table7.1">
          <table:table-cell table:style-name="Table7.A1" office:value-type="string">
            <text:p text:style-name="P2"><text:span text:style-name="T1">Basic Course of Action:</text:span></text:p>
            <text:list xml:id="list4377971898698204620" text:style-name="WWNum5">
              <text:list-item>
                <text:p text:style-name="P7">User logs in to app</text:p>
              </text:list-item>
              <text:list-item>
                <text:p text:style-name="P7">User selects a sensor</text:p>
              </text:list-item>
              <text:list-item>
                <text:p text:style-name="P7">The system verifies the connection between the sensor and the app</text:p>
              </text:list-item>
              <text:list-item>
                <text:p text:style-name="P7">If the sensor is found the user is taken to the Data Collection Screen</text:p>
              </text:list-item>
              <text:list-item>
                <text:p text:style-name="P7">If the sensor is not found the user is redirected to the Register A Sensor Screen</text:p>
              </text:list-item>
              <text:list-item>
                <text:p text:style-name="P7">The system verifies the connection between the other 2 receivers and the app</text:p>
              </text:list-item>
              <text:list-item>
                <text:p text:style-name="P7">If the receiver is not found the user is taken to the Add A Receiver Screen</text:p>
              </text:list-item>
              <text:list-item>
                <text:p text:style-name="P7">Once both receivers are verified as connected, the user may continue</text:p>
              </text:list-item>
              <text:list-item>
                <text:p text:style-name="P7">The system asks the user which sport is being played</text:p>
              </text:list-item>
              <text:list-item>
                <text:p text:style-name="P7">The system asks the user to place the sensors in the required locations</text:p>
              </text:list-item>
              <text:list-item>
                <text:p text:style-name="P7">The system asks the user to name the current data collection</text:p>
              </text:list-item>
              <text:list-item>
                <text:p text:style-name="P7">Once the system is set up with the sensors in place the user selects Begin Collection</text:p>
              </text:list-item>
            </text:list>
            <text:list xml:id="list6792766763901530673" text:style-name="WWNum7">
              <text:list-item>
                <text:p text:style-name="P8">The system will create a new DataCollection object in the database containing the ChosenSport, a TimeStamp and the DataCollection name.</text:p>
              </text:list-item>
              <text:list-item>
                <text:p text:style-name="P12">The system will now move on to the data collection stage</text:p>
              </text:list-item>
            </text:list>
          </table:table-cell>
        </table:table-row>
      </table:table>
      <text:p text:style-name="P2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3"><text:span text:style-name="T1">Name: </text:span>Data Collection</text:p>
          </table:table-cell>
        </table:table-row>
        <table:table-row table:style-name="Table8.1">
          <table:table-cell table:style-name="Table8.A1" office:value-type="string">
            <text:p text:style-name="P2"><text:span text:style-name="T1">Basic Course of Action:</text:span></text:p>
            <text:list xml:id="list143126432392658" text:continue-numbering="true" text:style-name="WWNum7">
              <text:list-item>
                <text:p text:style-name="P8">The system collects the RSSI and Accelerometer X, Y and Z values from the sensor</text:p>
              </text:list-item>
              <text:list-item>
                <text:p text:style-name="P8">The system collects the RSSI values from the 2 receivers</text:p>
              </text:list-item>
              <text:list-item>
                <text:p text:style-name="P8">The system creates a Sensor Reading containing Sensor_ID, Acc_x, Acc_y, Acc_z, RSSI_1, RSSI_2, RSSI_3 and a Timestamp</text:p>
              </text:list-item>
              <text:list-item>
                <text:p text:style-name="P8">The system posts the Sensor Reading to the database</text:p>
              </text:list-item>
              <text:list-item>
                <text:p text:style-name="P8">The system then takes the next set of values and repeats the process</text:p>
              </text:list-item>
              <text:list-item>
                <text:p text:style-name="P12">The system stops data collection when the user selects End Collection</text:p>
              </text:list-item>
            </text:list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4"><text:span text:style-name="T1">Name: </text:span>Data Processing</text:p>
          </table:table-cell>
        </table:table-row>
        <table:table-row table:style-name="Table9.1">
          <table:table-cell table:style-name="Table9.A1" office:value-type="string">
            <text:p text:style-name="P2"><text:span text:style-name="T1">Basic Course of Action:</text:span></text:p>
            <text:list xml:id="list143125169202387" text:continue-numbering="true" text:style-name="WWNum7">
              <text:list-item>
                <text:p text:style-name="P8">For each reading the database receives</text:p>
              </text:list-item>
              <text:list-item>
                <text:p text:style-name="P8">The system converts RSSI values into meters</text:p>
              </text:list-item>
              <text:list-item>
                <text:p text:style-name="P8">The system finds the sensor's x and y values using a given formula</text:p>
              </text:list-item>
              <text:list-item>
                <text:p text:style-name="P12">The system saves the sensor reading</text:p>
              </text:list-item>
            </text:list>
          </table:table-cell>
        </table:table-row>
      </table:table>
      <text:p text:style-name="P2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3"><text:span text:style-name="T1">Name: </text:span>View Collected Data</text:p>
          </table:table-cell>
        </table:table-row>
        <table:table-row table:style-name="Table10.1">
          <table:table-cell table:style-name="Table10.A1" office:value-type="string">
            <text:p text:style-name="P2"><text:span text:style-name="T1">Basic Course of Action:</text:span></text:p>
            <text:list xml:id="list1693658715254022129" text:style-name="WWNum8">
              <text:list-item>
                <text:p text:style-name="P9">The user logs in to the web application</text:p>
              </text:list-item>
              <text:list-item>
                <text:p text:style-name="P9">The user navigates to the Data page</text:p>
              </text:list-item>
              <text:list-item>
                <text:p text:style-name="P9">If there is no data currently being collected the page will notify the user and display link to display older data collections</text:p>
              </text:list-item>
              <text:list-item>
                <text:p text:style-name="P9">If there is live data the system will display a link to the Live Data</text:p>
              </text:list-item>
              <text:list-item>
                <text:p text:style-name="P9">The user selects Live Data</text:p>
              </text:list-item>
              <text:list-item>
                <text:p text:style-name="P9">The live data which will be displayed on the screen will be the player's position on the pitch, the player's velocity and the G-Forces experienced.</text:p>
              </text:list-item>
              <text:list-item>
                <text:p text:style-name="P9">The player's position will be overlaid on an image of the chosen sport</text:p>
              </text:list-item>
              <text:list-item>
                <text:p text:style-name="P13">Graphs on the page will show running values for the other variables </text:p>
              </text:list-item>
            </text:list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adornments="Regular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4:30:56.063272127</meta:creation-date>
    <dc:date>2015-12-02T14:31:24.413277245</dc:date>
    <meta:editing-duration>P0D</meta:editing-duration>
    <meta:editing-cycles>1</meta:editing-cycles>
    <meta:document-statistic meta:table-count="8" meta:image-count="0" meta:object-count="0" meta:page-count="3" meta:paragraph-count="79" meta:word-count="723" meta:character-count="3775" meta:non-whitespace-character-count="3189"/>
    <meta:generator>LibreOffice/4.2.8.2$Linux_X86_64 LibreOffice_project/420m0$Build-2</meta:generator>
  </office:meta>
</office:document-meta>
</file>